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d3b4" officeooo:paragraph-rsid="0001d3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OS UTILIZADOS:</text:p>
      <text:p text:style-name="P1"/>
      <text:p text:style-name="P1">-git init</text:p>
      <text:p text:style-name="P1">-git add .</text:p>
      <text:p text:style-name="P1">-git commit -m "Ejercicio Examen"</text:p>
      <text:p text:style-name="P1">-git remote add examen <text:a xlink:type="simple" xlink:href="https://github.com/c1spereza/Examen" text:style-name="Internet_20_link" text:visited-style-name="Visited_20_Internet_20_Link">https://github.com/c1spereza/Examen</text:a></text:p>
      <text:p text:style-name="P1">-git push examen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8:23:24.676930012</meta:creation-date>
    <dc:date>2017-03-08T18:25:00.101408087</dc:date>
    <meta:editing-duration>PT1M35S</meta:editing-duration>
    <meta:editing-cycles>1</meta:editing-cycles>
    <meta:document-statistic meta:table-count="0" meta:image-count="0" meta:object-count="0" meta:page-count="1" meta:paragraph-count="6" meta:word-count="21" meta:character-count="153" meta:non-whitespace-character-count="138"/>
    <meta:generator>LibreOffice/5.1.4.2$Linux_X86_64 LibreOffice_project/10m0$Build-2</meta:generator>
  </office:meta>
</office:document-meta>
</file>